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z omp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.030051" calcext:value-type="float">
            <text:p>4.030051</text:p>
          </table:table-cell>
          <table:table-cell office:value-type="float" office:value="2.128016" calcext:value-type="float">
            <text:p>2.128016</text:p>
          </table:table-cell>
          <table:table-cell office:value-type="float" office:value="1.141539" calcext:value-type="float">
            <text:p>1.141539</text:p>
          </table:table-cell>
          <table:table-cell office:value-type="float" office:value="1.154476" calcext:value-type="float">
            <text:p>1.154476</text:p>
          </table:table-cell>
          <table:table-cell office:value-type="float" office:value="3.816786" calcext:value-type="float">
            <text:p>3.81678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01037" calcext:value-type="float">
            <text:p>0.201037</text:p>
          </table:table-cell>
          <table:table-cell office:value-type="float" office:value="0.107009" calcext:value-type="float">
            <text:p>0.107009</text:p>
          </table:table-cell>
          <table:table-cell office:value-type="float" office:value="0.060707" calcext:value-type="float">
            <text:p>0.060707</text:p>
          </table:table-cell>
          <table:table-cell office:value-type="float" office:value="0.065898" calcext:value-type="float">
            <text:p>0.065898</text:p>
          </table:table-cell>
          <table:table-cell office:value-type="float" office:value="0.189908" calcext:value-type="float">
            <text:p>0.1899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4221" calcext:value-type="float">
            <text:p>0.014221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0.006171" calcext:value-type="float">
            <text:p>0.006171</text:p>
          </table:table-cell>
          <table:table-cell office:value-type="float" office:value="0.006727" calcext:value-type="float">
            <text:p>0.006727</text:p>
          </table:table-cell>
          <table:table-cell office:value-type="float" office:value="0.013971" calcext:value-type="float">
            <text:p>0.013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3T11:04:47.695312636</meta:creation-date>
    <dc:date>2023-03-23T11:10:10.614287474</dc:date>
    <meta:editing-duration>PT5M23S</meta:editing-duration>
    <meta:editing-cycles>3</meta:editing-cycles>
    <meta:generator>LibreOffice/6.1.2.1$Linux_X86_64 LibreOffice_project/65905a128db06ba48db947242809d14d3f9a93fe</meta:generator>
    <meta:document-statistic meta:table-count="1" meta:cell-count="24" meta:object-count="0"/>
  </office:meta>
</office:document-meta>
</file>